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5PDroidSans" svg:font-family="H5PDroidSa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7.912cm"/>
        </style:tab-stops>
      </style:paragraph-properties>
      <style:text-properties style:font-name="Arial"/>
    </style:style>
    <style:style style:name="P2" style:family="paragraph" style:parent-style-name="Standard">
      <style:paragraph-properties>
        <style:tab-stops>
          <style:tab-stop style:position="17.912cm"/>
        </style:tab-stops>
      </style:paragraph-properties>
    </style:style>
    <style:style style:name="T1" style:family="text">
      <style:text-properties fo:font-variant="normal" fo:text-transform="none" fo:color="#323232" style:font-name="H5PDroidSans" fo:font-size="13.5pt" fo:letter-spacing="normal" fo:font-style="normal"/>
    </style:style>
    <style:style style:name="T2" style:family="text">
      <style:text-properties fo:font-variant="normal" fo:text-transform="none" fo:color="#323232" fo:letter-spacing="normal"/>
    </style:style>
    <style:style style:name="T3" style:family="text">
      <style:text-properties fo:font-variant="normal" fo:text-transform="none" fo:color="#323232" style:font-name="Arial" fo:letter-spacing="normal"/>
    </style:style>
    <style:style style:name="T4" style:family="text">
      <style:text-properties fo:font-variant="normal" fo:text-transform="none" fo:color="#00c1f1" style:font-name="H5PDroidSans" fo:font-size="12pt" fo:letter-spacing="normal" fo:font-style="normal"/>
    </style:style>
    <style:style style:name="T5" style:family="text">
      <style:text-properties fo:font-variant="normal" fo:text-transform="none" style:font-name="H5PDroidSans" fo:font-size="12pt" fo:letter-spacing="normal" fo:font-style="normal"/>
    </style:style>
    <style:style style:name="T6" style:family="text">
      <style:text-properties fo:font-variant="normal" fo:text-transform="none" fo:color="#000000" style:font-name="H5PDroidSans" fo:font-size="12pt" fo:letter-spacing="normal" fo:font-style="normal"/>
    </style:style>
    <style:style style:name="T7" style:family="text">
      <style:text-properties fo:color="#000000"/>
    </style:style>
    <style:style style:name="T8" style:family="text">
      <style:text-properties fo:color="#000000" style:font-name="Ari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6">What Is PDFStreamDumper?</text:span></text:span><text:span text:style-name="T7"> </text:span></text:p>
      <text:p text:style-name="P1">PDFStreamDumper ist ein Werkzeug, das für die Analyse und Extraktion von Datenströmen aus PDF-Dateien (Portable Document Format) entwickelt wurde. Dieses Werkzeug erleichtert die Untersuchung einzelner Datenströme innerhalb eines PDF-Dokuments und bietet dem Benutzer Einblicke in die Struktur und den Inhalt dieser Datenströme. PDFStreamDumper ist besonders wertvoll für forensische Analysen, Reverse Engineering und Cybersicherheitsexperten, die PDF-Dateien analysieren und verstehen wollen. Dies trägt zu einem tieferen Verständnis von potenziellen Sicherheitsrisiken und Schwachstellen bei.</text:p>
      <text:p text:style-name="P1"/>
      <text:p text:style-name="P2"><text:span text:style-name="T11">PDFStreamDumper's Main Features</text:span><text:span text:style-name="T10"><text:line-break/></text:span><text:span text:style-name="Strong_20_Emphasis"><text:span text:style-name="T1">Integrated Shellcode Tools:</text:span></text:span><text:span text:style-name="T2"> </text:span> <text:span text:style-name="T10"><text:s/>PDFStreamDumper enthält integrierte Tools zur Analyse von Shellcode, der häufig in bösartigen PDF-Dokumenten verwendet wird. Diese Werkzeuge helfen bei der Identifizierung und Extraktion von Shellcode aus PDF-Dateien und erleichtern so die Analyse und das Verständnis bösartiger Payloads.</text:span></text:p>
      <text:p text:style-name="P2"><text:span text:style-name="T10"><text:line-break/></text:span><text:span text:style-name="Strong_20_Emphasis"><text:span text:style-name="T1">Scriptable Interface:</text:span></text:span><text:span text:style-name="T3"> </text:span><text:span text:style-name="T10"> <text:s/>PDFStreamDumper bietet eine skriptfähige Schnittstelle, die es dem Anwender ermöglicht, Aufgaben zu automatisieren und mehrere Dateien gleichzeitig zu verarbeiten. Dies kann bei der Analyse großer PDF-Sammlungen Zeit und Mühe sparen.</text:span></text:p>
      <text:p text:style-name="P2"><text:span text:style-name="T10"><text:line-break/></text:span><text:span text:style-name="Strong_20_Emphasis"><text:span text:style-name="T1">View all PDF Objects:</text:span></text:span><text:span text:style-name="T3"> </text:span><text:span text:style-name="T10"> PDFStreamDumper kann alle Objekte innerhalb einer PDF-Datei anzeigen, einschließlich Streams, Objekte und den Dateikopf. So erhalten Sie einen umfassenden Überblick über die Struktur und den Inhalt der Datei und können Anomalien oder potenzielle Probleme leichter erkennen.</text:span></text:p>
      <text:p text:style-name="P2"><text:span text:style-name="T10"/></text:p>
      <text:p text:style-name="P2"><text:span text:style-name="Strong_20_Emphasis"><text:span text:style-name="T1">Save Raw and Deflated Data:</text:span></text:span><text:span text:style-name="T10"> PDFStreamDumper ermöglicht das Speichern von Rohdaten und deflatierten Daten aus Streams, was für die weitere Analyse oder Fehlersuche hilfreich sein kann.<text:line-break/><text:line-break/></text:span><text:span text:style-name="Strong_20_Emphasis"><text:span text:style-name="T1">Search Streams for Strings:</text:span></text:span><text:span text:style-name="T10"> PDFStreamDumper kann Streams nach bestimmten Strings durchsuchen, was bei der Identifizierung bestimmter Inhalte in einer PDF-Datei hilfreich sein kann.<text:line-break/><text:line-break/></text:span><text:span text:style-name="Strong_20_Emphasis"><text:span text:style-name="T1">Scan for Functions with Exploits (dumb scan):</text:span></text:span><text:span text:style-name="T10"> PDFStreamDumper kann Dateien nach Funktionen durchsuchen, die bekannte PDF-Exploits enthalten. Dies kann helfen, potenziell bösartige Dateien zu identifizieren.</text:span></text:p>
      <text:p text:style-name="P2"><text:span text:style-name="T10"/></text:p>
      <text:p text:style-name="P2"><text:span text:style-name="Strong_20_Emphasis"><text:span text:style-name="T6">How Does PDFStreamDump Relate to Cybersecurity?</text:span></text:span><text:span text:style-name="T8"> </text:span></text:p>
      <text:p text:style-name="P2"><text:span text:style-name="T10">PDFStreamDumper analysiert und versteht die Strukturen von PDF-Dateien. Cybersicherheitsexperten können dieses Tool nutzen, um verborgene Elemente, potenzielle Exploits oder bösartige Nutzdaten in PDF-Datenströmen aufzudecken. Durch die Analyse dieser Komponenten können Fachleute ihre Abwehr gegen PDF-basierte Bedrohungen verstärken, zur Reaktion auf Zwischenfälle beitragen und proaktive Maßnahmen zur Minderung von Sicherheitsrisiken im Zusammenhang mit PDF-Dateien in verschiedenen digitalen Umgebungen vorantreib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5PDroidSans" svg:font-family="H5PDroidSa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282cm" fo:margin-left="1.058cm" fo:margin-right="1.2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S</meta:editing-duration>
    <meta:editing-cycles>3</meta:editing-cycles>
    <meta:generator>OpenOffice/4.1.14$Win32 OpenOffice.org_project/4114m1$Build-9811</meta:generator>
    <dc:date>2024-01-08T12:53:05.53</dc:date>
    <dc:creator>kaos sevdalisi</dc:creator>
    <meta:document-statistic meta:table-count="0" meta:image-count="0" meta:object-count="0" meta:page-count="1" meta:paragraph-count="8" meta:word-count="327" meta:character-count="2666"/>
    <meta:user-defined meta:name="Info 1"/>
    <meta:user-defined meta:name="Info 2"/>
    <meta:user-defined meta:name="Info 3"/>
    <meta:user-defined meta:name="Info 4"/>
  </office:meta>
</office:document-meta>
</file>